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style:font-name="Times New Roman" fo:font-weight="normal" style:font-weight-asian="normal" style:font-weight-complex="normal"/>
    </style:style>
    <style:style style:name="P5" style:family="paragraph" style:parent-style-name="Standard" style:list-style-name="L2">
      <style:text-properties style:font-name="Times New Roman" fo:font-weight="normal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3</text:p>
      <text:p text:style-name="P1"/>
      <text:p text:style-name="P1"/>
      <text:p text:style-name="P1"/>
      <text:p text:style-name="P1"/>
      <text:p text:style-name="P1"/>
      <text:p text:style-name="P2">Backlog :</text:p>
      <text:p text:style-name="P2"/>
      <text:list xml:id="list31364764" text:style-name="L1">
        <text:list-item>
          <text:p text:style-name="P4">écriture des fonctionnalités : </text:p>
        </text:list-item>
      </text:list>
      <text:list xml:id="list31366635" text:style-name="L2">
        <text:list-item>
          <text:list>
            <text:list-item>
              <text:list>
                <text:list-item>
                  <text:list>
                    <text:list-item>
                      <text:p text:style-name="P5">état d'une ligne (incident)</text:p>
                    </text:list-item>
                    <text:list-item>
                      <text:p text:style-name="P5">stations les plus proches</text:p>
                    </text:list-item>
                    <text:list-item>
                      <text:p text:style-name="P6">état d'une station (incident)</text:p>
                    </text:list-item>
                    <text:list-item>
                      <text:p text:style-name="P6">temps de trajet entre 2 stations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31341946" text:style-name="L3">
        <text:list-item>
          <text:p text:style-name="P7">écriture des tests pour les fonctionnalités du Sprint 4 </text:p>
          <text:p text:style-name="P7"/>
        </text:list-item>
      </text:list>
      <text:p text:style-name="P3"/>
      <text:p text:style-name="P2">Estimations et affectations :</text:p>
      <text:p text:style-name="P3"/>
      <text:list xml:id="list31364169" text:style-name="L4">
        <text:list-item>
          <text:p text:style-name="P8">écriture des fonctionnalités  (Cyrielle Bazart &amp; Romain Dartois) : 3h</text:p>
          <text:list>
            <text:list-item>
              <text:p text:style-name="P8">état d'une ligne (incident) </text:p>
            </text:list-item>
            <text:list-item>
              <text:p text:style-name="P8">stations les plus proches </text:p>
            </text:list-item>
            <text:list-item>
              <text:p text:style-name="P8">état d'une station (incident) </text:p>
            </text:list-item>
            <text:list-item>
              <text:p text:style-name="P8">temps de trajet entre 2 stations </text:p>
            </text:list-item>
          </text:list>
        </text:list-item>
      </text:list>
      <text:p text:style-name="P3"/>
      <text:list xml:id="list31337889" text:style-name="L5">
        <text:list-item>
          <text:p text:style-name="P9">écriture des tests pour les fonctionnalités du Sprint 4 (Jérémy Geoffroy) : 2h</text:p>
        </text:list-item>
      </text:list>
      <text:p text:style-name="P3"/>
      <text:p text:style-name="P3"/>
      <text:p text:style-name="P2">Burndown chart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7T10:18:32.43</meta:creation-date>
    <dc:date>2012-05-02T11:41:10.70</dc:date>
    <meta:editing-duration>PT58M25S</meta:editing-duration>
    <meta:editing-cycles>4</meta:editing-cycles>
    <meta:generator>LibreOffice/3.5$Windows_x86 LibreOffice_project/281b639-6baa1d3-ef66a77-d866f25-f36d45f</meta:generator>
    <meta:document-statistic meta:table-count="0" meta:image-count="0" meta:object-count="0" meta:page-count="1" meta:paragraph-count="16" meta:word-count="95" meta:character-count="538" meta:non-whitespace-character-count="464"/>
  </office:meta>
</office:document-meta>
</file>